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.11" calcext:value-type="float">
            <text:p>3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23:16:54.6592752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2:58:57.311521385</meta:creation-date>
    <dc:date>2021-11-22T23:17:00.745145069</dc:date>
    <meta:editing-duration>PT1M32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